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2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32pt" style:font-size-asian="18pt" style:font-size-complex="18pt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style:style style:name="P6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am Meeting<text:line-break/></text:p>
          </draw:text-box>
        </draw:frame>
        <draw:frame draw:style-name="gr1" draw:text-style-name="P2" draw:layer="layout" svg:width="10cm" svg:height="5.939cm" svg:x="10.8cm" svg:y="2.861cm">
          <draw:text-box>
            <text:p text:style-name="P1"><text:span text:style-name="T1">Apoorva Sharma</text:span></text:p>
            <text:p text:style-name="P1"><text:span text:style-name="T1">1601007</text:span></text:p>
            <text:p text:style-name="P1"><text:span text:style-name="T1"/></text:p>
            <text:p text:style-name="P1"><text:span text:style-name="T1">Ashok kumar </text:span></text:p>
            <text:p text:style-name="P1"><text:span text:style-name="T1">1601009</text:span></text:p>
            <text:p text:style-name="P1"><text:span text:style-name="T1"/></text:p>
            <text:p text:style-name="P1"><text:span text:style-name="T1">Sourav Singh</text:span></text:p>
            <text:p text:style-name="P1"><text:span text:style-name="T1">1601051</text:span></text:p>
          </draw:text-box>
        </draw:frame>
        <draw:frame draw:style-name="gr1" draw:text-style-name="P3" draw:layer="layout" svg:width="20.2cm" svg:height="3.095cm" svg:x="4.2cm" svg:y="10.6cm">
          <draw:text-box>
            <text:p>1. Completing class diagramms</text:p>
            <text:p>2. Developing the login page for all three tasks i.e. <text:s text:c="35"/>feedback,registration and attendence.</text:p>
            <text:p/>
          </draw:text-box>
        </draw:frame>
        <draw:frame draw:style-name="gr2" draw:text-style-name="P5" draw:layer="layout" svg:width="7.8cm" svg:height="1.962cm" svg:x="4cm" svg:y="9.038cm">
          <draw:text-box>
            <text:p text:style-name="P4"><text:span text:style-name="T2">Brie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11:21:09.184939124</meta:creation-date>
    <dc:date>2019-02-10T11:33:44.616505359</dc:date>
    <meta:editing-duration>PT1M34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